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DejaVu Sans1" svg:font-family="'DejaVu 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ing_20_1" style:master-page-name="HTML">
      <style:paragraph-properties fo:margin-top="0.423cm" fo:margin-bottom="0.499cm" style:page-number="auto" fo:keep-with-next="always"/>
      <style:text-properties style:text-position="0% 100%" fo:font-size="24pt" fo:font-weight="bold" style:font-size-asian="24pt" style:font-weight-asian="bold" style:font-size-complex="24pt" style:font-weight-complex="bold"/>
    </style:style>
    <style:style style:name="P2" style:family="paragraph" style:parent-style-name="Text_20_Body_20_Single" style:list-style-name="L1">
      <style:text-properties fo:language="en" fo:country="GB"/>
    </style:style>
    <style:style style:name="P3" style:family="paragraph" style:parent-style-name="Text_20_Body_20_Single" style:list-style-name="L1">
      <style:paragraph-properties fo:margin-top="0cm" fo:margin-bottom="0cm"/>
      <style:text-properties fo:language="en" fo:country="GB"/>
    </style:style>
    <style:style style:name="P4" style:family="paragraph" style:parent-style-name="Text_20_Body_20_Single" style:list-style-name="L1">
      <style:paragraph-properties fo:margin-top="0cm" fo:margin-bottom="0cm"/>
      <style:text-properties fo:color="#000000" fo:language="en" fo:country="GB"/>
    </style:style>
    <style:style style:name="T1" style:family="text">
      <style:text-properties fo:language="en" fo:country="GB"/>
    </style:style>
    <style:style style:name="T2" style:family="text">
      <style:text-properties fo:font-size="10pt" style:font-size-asian="10pt" style:font-size-complex="10pt"/>
    </style:style>
    <style:style style:name="T3" style:family="text">
      <style:text-properties style:font-name="Times New Roman" fo:font-size="12pt" style:font-size-asian="12pt" style:font-size-complex="12pt"/>
    </style:style>
    <style:style style:name="T4" style:family="text">
      <style:text-properties style:font-name="Times New Roman" fo:font-size="12pt" style:text-underline-style="solid" style:text-underline-width="auto" style:text-underline-color="font-color" style:font-size-asian="12pt" style:font-size-complex="12pt"/>
    </style:style>
    <style:style style:name="T5" style:family="text">
      <style:text-properties style:font-name="Times New Roman" fo:font-size="10pt" fo:language="en" fo:country="GB" fo:font-weight="normal" style:font-size-asian="10pt" style:font-weight-asian="normal" style:font-size-complex="10pt" style:font-weight-complex="normal"/>
    </style:style>
    <style:style style:name="T6" style:family="text">
      <style:text-properties style:text-position="super 58%"/>
    </style:style>
    <text:list-style style:name="L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Node Application Metrics </text:span>Contributor License Agreement</text:p>
      <text:p text:style-name="Default_20_Text">Version 1.0.0 – July 14<text:span text:style-name="T6">th</text:span> , 2015</text:p>
      <text:p text:style-name="Text_20_Body_20_Single"><text:bookmark text:name="reference"/><text:span text:style-name="Strong_20_Emphasis"><text:span text:style-name="T1">This is a reference copy of the terms of the "Node Application Metrics” Contributor License Agreement. To actually complete and submit a CLA, please print a copy and sign below.</text:span></text:span></text:p>
      <text:p text:style-name="Text_20_Body_20_Single"><text:span text:style-name="Strong_20_Emphasis"><text:span text:style-name="T1">Scanned license agreements are required and should be emailed in PDF form to </text:span></text:span><text:a xlink:type="simple" xlink:href="mailto:jimmail@uk.ibm.com" text:style-name="Internet_20_link" text:visited-style-name="Visited_20_Internet_20_Link"><text:span text:style-name="Strong_20_Emphasis"><text:span text:style-name="T1">jimmail@uk.ibm.com</text:span></text:span></text:a></text:p>
      <text:p text:style-name="Text_20_Body_20_Single"><text:span text:style-name="Strong_20_Emphasis"><text:span text:style-name="T1">You should keep a copy for your own records.</text:span></text:span></text:p>
      <text:p text:style-name="Text_20_Body_20_Single"><text:span text:style-name="Strong_20_Emphasis"><text:span text:style-name="T5">Node.js is an official trademark of Joyent. </text:span></text:span></text:p>
      <text:p text:style-name="Text_20_Body_20_Single"><text:span text:style-name="T1">Thank you for your interest in the “Node Application Metrics” project (the Project). In order for You (as defined below) to make intellectual property Contributions (as defined below) now or in the future to the Project, You must agree to this Contributor License Agreement ("CLA"). If You have any questions about this agreement, licensing, or anything related to intellectual property at the Project, please send an email to </text:span><text:a xlink:type="simple" xlink:href="mailto:jimmail@uk.ibm.com" text:style-name="Internet_20_link" text:visited-style-name="Visited_20_Internet_20_Link"><text:span text:style-name="T1">jimmail@uk.ibm.com</text:span></text:a><text:span text:style-name="T1"> </text:span></text:p>
      <text:p text:style-name="Default_20_Text">Please read this CLA carefully before accepting its terms. By accepting the CLA, You are agreeing to be bound by its terms. If You want to accept this CLA, print a copy, sign it and scan the document into a PDF file. Keep a copy for Your records and when ready, email as an attachment to the address above.</text:p>
      <text:p text:style-name="Default_20_Text">As used in this CLA: (i) “You" (or "Your") shall mean the entity that is making this Agreement with the project; (ii)"Contribution" shall mean any original work of authorship, including any modifications or additions to an existing work, that is submitted by You to the Project for inclusion in, or documentation of, the Project; and (iii) “Submit” (or “Submitted”) means any form of communication sent to the Project (e.g. the content You post on electronic mailing lists, forums, content management systems, source code control systems, code review systems, issue tracking systems, etc. that are used by the Project).</text:p>
      <text:p text:style-name="Default_20_Text">This agreement applies to all Contributions You Submit.</text:p>
      <text:p text:style-name="Default_20_Text">This CLA, and the license(s) associated with the Project, provides a license to Your Contributions to the Project and downstream consumers, but You still own Your Contributions, and except for the licenses provided for in this CLA, You reserve all right, title and interest in Your Contributions. </text:p>
      <text:p text:style-name="Default_20_Text">The Project requires that each Contribution You Submit now or in the future to comply with the following six commitments. </text:p>
      <text:list xml:id="list36522400" text:style-name="L1">
        <text:list-item>
          <text:p text:style-name="P3"><text:bookmark text:name="question1"/>You will only Submit Contributions where You have authored 100% of the content. </text:p>
          <text:p text:style-name="P3"/>
        </text:list-item>
        <text:list-item>
          <text:p text:style-name="P3"><text:bookmark text:name="question2"/>You will only Submit Contributions to which You have the necessary rights. This means that if You are employed You have received the necessary permissions from Your employer to make the Contributions. </text:p>
          <text:p text:style-name="P4"/>
        </text:list-item>
        <text:list-item>
          <text:p text:style-name="P4"><text:bookmark text:name="question3"/>Whatever content You Contribute will be provided under the Apache v2.0 license. You can read a copy of the Apache v2.0 License at http://www.apache.org/licenses/LICENSE-2.0. <text:s/>Unless You explicitly state otherwise, any Contribution intentionally submitted for inclusion in the Work by You to the Licensor shall be under the terms and conditions of this License, without any additional terms or conditions. Notwithstanding the above, nothing herein shall supersede or modify the terms of any separate license agreement you may have executed with Licensor regarding such Contributions.</text:p>
          <text:p text:style-name="P4"/>
        </text:list-item>
        <text:list-item>
          <text:p text:style-name="P2"><text:bookmark text:name="question4"/>You understand and agree that the Project and Your contributions are public, and that a record of the contribution (including all personal information You submit with it, including Your sign-off) is maintained indefinitely and may be redistributed consistent with the license(s) involved. </text:p>
        </text:list-item>
        <text:list-item>
          <text:p text:style-name="P2"><text:bookmark text:name="question5"/>You understand that the decision to include Your Contribution is entirely that of the Project and this agreement does not guarantee that the Contribution will be included in the Project. </text:p>
        </text:list-item>
        <text:list-item>
          <text:p text:style-name="P2"><text:bookmark text:name="question6"/>You are not expected to provide support for Your Contribution. However you may provide support for free, for a fee or not at all. You provide Your Contribution on an "AS IS" BASIS as stated in the License. </text:p>
        </text:list-item>
      </text:list>
      <text:p text:style-name="Default_20_Text">You will promptly notify the Project if You become aware of any facts or circumstances that would make these commitments inaccurate in any way. To do so, please send an email to jimmail@uk.ibm.com</text:p>
      <text:p text:style-name="Default_20_Text">If You think the Project could make use of content which You did not author, please talk to a committer on the Project. If they like Your idea, they will know the process to get it included. </text:p>
      <text:p text:style-name="Default_20_Text">The Project takes intellectual property very seriously, so we are going to ask You to re-confirm this CLA every three years.</text:p>
      <text:p text:style-name="Default_20_Text">You represent that the information provided below is accurate.</text:p>
      <text:p text:style-name="Text_20_Body_20_Single"><text:span text:style-name="Source_20_Text"><text:span text:style-name="T2">Full Name: __________________________________________________________________</text:span></text:span><text:span text:style-name="T2"><text:line-break/><text:line-break/></text:span><text:span text:style-name="Source_20_Text"><text:span text:style-name="T2">Mailing Address:_____________________________________________________________</text:span></text:span><text:span text:style-name="T2"><text:line-break/><text:line-break/></text:span><text:span text:style-name="Source_20_Text"><text:span text:style-name="T2">Country:_____________________________________________________________________</text:span></text:span><text:span text:style-name="T2"><text:line-break/><text:line-break/></text:span><text:span text:style-name="Source_20_Text"><text:span text:style-name="T2">Telephone:___________________________________________________________________</text:span></text:span><text:span text:style-name="T2"><text:line-break/><text:line-break/></text:span><text:span text:style-name="Source_20_Text"><text:span text:style-name="T2">Facsimile: __________________________________________________________________</text:span></text:span><text:span text:style-name="T2"><text:line-break/><text:line-break/></text:span><text:span text:style-name="Source_20_Text"><text:span text:style-name="T2">Email:_______________________________________________________________________</text:span></text:span><text:span text:style-name="T2"><text:line-break/><text:line-break/></text:span><text:span text:style-name="Source_20_Text"><text:span text:style-name="T2">Employer:____________________________________________________________________</text:span></text:span><text:span text:style-name="T2"><text:line-break/><text:line-break/></text:span><text:span text:style-name="Source_20_Text"><text:span text:style-name="T2">Employer contact:____________________________________________________________</text:span></text:span><text:span text:style-name="T2"><text:line-break/><text:line-break/></text:span><text:span text:style-name="Source_20_Text"><text:span text:style-name="T2">Employer Open Source Contribution Policy:____________________________________</text:span></text:span><text:span text:style-name="T2"><text:line-break/><text:line-break/></text:span><text:span text:style-name="Source_20_Text"><text:span text:style-name="T2">_____________________________________________________________________________</text:span></text:span><text:span text:style-name="T2"><text:line-break/><text:line-break/></text:span><text:span text:style-name="Source_20_Text"><text:span text:style-name="T2">Please sign:_________________________________________________________________</text:span></text:span><text:span text:style-name="T2"><text:line-break/><text:line-break/></text:span><text:span text:style-name="Source_20_Text"><text:span text:style-name="T2">Date:________________________________________________________________________</text:span></text:span></text:p>
      <text:p text:style-name="Default_20_Text"><text:span text:style-name="Source_20_Text"><text:span text:style-name="T2"/></text:span></text:p>
      <text:p text:style-name="Default_20_Text"><text:span text:style-name="Source_20_Text"><text:span text:style-name="T4"/></text:span></text:p>
      <text:p text:style-name="Text_20_Body_20_Single"><text:span text:style-name="Source_20_Text"><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DejaVu Sans1" svg:font-family="'DejaVu 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Default_20_Text" style:display-name="Default Text" style:family="paragraph" style:class="text">
      <style:text-properties fo:language="en" fo:country="GB"/>
    </style:style>
    <style:style style:name="Heading" style:family="paragraph" style:parent-style-name="Default_20_Text" style:next-style-name="Text_20_Body_20_Single"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Text_20_Body_20_Single" style:display-name="Text Body Single" style:family="paragraph" style:parent-style-name="Default_20_Text" style:class="text">
      <style:paragraph-properties fo:margin-top="0cm" fo:margin-bottom="0.499cm"/>
    </style:style>
    <style:style style:name="List" style:family="paragraph" style:parent-style-name="Text_20_Body_20_Single" style:class="list">
      <style:text-properties style:font-size-asian="12pt" style:font-name-complex="DejaVu Sans1"/>
    </style:style>
    <style:style style:name="Caption" style:family="paragraph" style:parent-style-name="Default_20_Text"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Default_20_Text" style:class="index">
      <style:paragraph-properties text:number-lines="false" text:line-number="0"/>
      <style:text-properties style:font-size-asian="12pt" style:font-name-complex="DejaVu Sans1"/>
    </style:style>
    <style:style style:name="Horizontal_20_Line" style:display-name="Horizontal Line" style:family="paragraph" style:parent-style-name="Default_20_Text" style:next-style-name="Text_20_Body_20_Single"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Endnote" style:family="paragraph" style:parent-style-name="Default_20_Text"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Sender" style:family="paragraph" style:parent-style-name="Default_20_Text" style:class="extra">
      <style:text-properties fo:font-style="italic"/>
    </style:style>
    <style:style style:name="Table_20_Contents" style:display-name="Table Contents" style:family="paragraph" style:parent-style-name="Text_20_Body_20_Single" style:class="extra"/>
    <style:style style:name="Footer" style:family="paragraph" style:parent-style-name="Default_20_Text"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Default_20_Text"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_20_Single"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Heading_20_1" style:display-name="Heading 1" style:family="paragraph" style:parent-style-name="Heading" style:next-style-name="Text_20_Body_20_Single">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List_20_Contents" style:display-name="List Contents" style:family="paragraph" style:parent-style-name="Default_20_Text" style:class="html">
      <style:paragraph-properties fo:margin-left="1cm" fo:margin-right="0cm" fo:margin-top="0cm" fo:margin-bottom="0cm" fo:text-indent="0cm" style:auto-text-indent="false"/>
    </style:style>
    <style:style style:name="Definition" style:family="text">
      <style:text-properties fo:language="en" fo:country="GB"/>
    </style:style>
    <style:style style:name="Emphasis" style:family="text">
      <style:text-properties fo:font-style="italic" style:font-style-asian="italic" style:font-style-complex="italic"/>
    </style:style>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roid Sans Fallback1"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Eclipse Foundation Contributor’s Certificate of Origin</dc:title>
    <dc:date>2015-07-14T16:37:14.87</dc:date>
    <meta:generator>IBM_Lotus_Symphony/3.0$Win32 OpenOffice.org_project/310m11$Build-9399</meta:generator>
    <meta:editing-duration>PT04H39M46S</meta:editing-duration>
    <meta:editing-cycles>10</meta:editing-cycles>
    <meta:document-statistic meta:table-count="0" meta:image-count="0" meta:object-count="0" meta:page-count="2" meta:paragraph-count="23" meta:word-count="745" meta:character-count="5361"/>
    <meta:user-defined meta:name="Info 1"/>
    <meta:user-defined meta:name="Info 2"/>
    <meta:user-defined meta:name="Info 3"/>
    <meta:user-defined meta:name="Info 4"/>
  </office:meta>
</office:document-meta>
</file>